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55.6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-33%"/>
    </style:style>
  </office:automatic-styles>
  <office:body>
    <office:spreadsheet>
      <table:calculation-settings table:automatic-find-labels="false"/>
      <table:table table:name="Parametry" table:style-name="ta1">
        <table:shapes>
          <draw:frame draw:z-index="0" draw:style-name="gr1" draw:text-style-name="P1" svg:width="159.96mm" svg:height="89.96mm" svg:x="170.94mm" svg:y="40.04mm">
            <loext:p draw:notify-on-update-of-ranges="Parametry.H6:Parametry.H6 Parametry.H7:Parametry.H8 Parametry.I6:Parametry.I6 Parametry.I7:Parametry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r</text:p>
          </table:table-cell>
          <table:table-cell table:style-name="ce1" office:value-type="string" calcext:value-type="string">
            <text:p>Wartość prod.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Wartość [SI]</text:p>
          </table:table-cell>
          <table:table-cell table:style-name="ce1" office:value-type="string" calcext:value-type="string">
            <text:p>Jednostka [SI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37D × 68L</text:p>
          </table:table-cell>
          <table:table-cell office:value-type="string" calcext:value-type="string">
            <text:p>mm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g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haft diame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18,75:1 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Free-run speed @ 6V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pm</text:p>
          </table:table-cell>
          <table:table-cell office:value-type="float" office:value="26.808257279987" calcext:value-type="float">
            <text:p>26,80825728</text:p>
          </table:table-cell>
          <table:table-cell office:value-type="string" calcext:value-type="string">
            <text:p>rad/s</text:p>
          </table:table-cell>
          <table:table-cell table:number-columns-repeated="2"/>
          <table:table-cell office:value-type="string" calcext:value-type="string">
            <text:p>Free run speed</text:p>
          </table:table-cell>
          <table:table-cell office:value-type="string" calcext:value-type="string">
            <text:p>Free run torque</text:p>
          </table:table-cell>
        </table:table-row>
        <table:table-row table:style-name="ro1">
          <table:table-cell office:value-type="string" calcext:value-type="string">
            <text:p>Free-run current @ 6V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" office:value-type="float" office:value="26.808257279987" calcext:value-type="float">
            <text:p>26,80825728</text:p>
          </table:table-cell>
          <table:table-cell table:formula="of:=[.$D$17]*[.D7]" office:value-type="float" office:value="0.05729577957858" calcext:value-type="float">
            <text:p>0,0572957796</text:p>
          </table:table-cell>
        </table:table-row>
        <table:table-row table:style-name="ro1">
          <table:table-cell office:value-type="string" calcext:value-type="string">
            <text:p>Stall current @ 6V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" office:value-type="float" office:value="52.3598774999747" calcext:value-type="float">
            <text:p>52,3598775</text:p>
          </table:table-cell>
          <table:table-cell table:formula="of:=[.$D$17]*[.D11]" office:value-type="float" office:value="0.068754935494296" calcext:value-type="float">
            <text:p>0,0687549355</text:p>
          </table:table-cell>
        </table:table-row>
        <table:table-row table:style-name="ro1">
          <table:table-cell office:value-type="string" calcext:value-type="string">
            <text:p>Stall torque @ 6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z*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-run speed @ 12V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pm</text:p>
          </table:table-cell>
          <table:table-cell office:value-type="float" office:value="52.3598774999747" calcext:value-type="float">
            <text:p>52,3598775</text:p>
          </table:table-cell>
          <table:table-cell office:value-type="string" calcext:value-type="string">
            <text:p>rad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-run current @ 12V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 current @ 12V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 torque @ 12V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z*in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float" office:value="0.2794" calcext:value-type="float">
            <text:p>0,27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d voltage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al resistance (<text:span text:style-name="T1">R</text:span>)</text:p>
          </table:table-cell>
          <table:table-cell table:style-name="Default" table:number-columns-repeated="2"/>
          <table:table-cell table:formula="of:=[.D15]/[.D12]"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ctromotive force constant (<text:span text:style-name="T1">K</text:span><text:span text:style-name="T2">e</text:span>)</text:p>
          </table:table-cell>
          <table:table-cell table:style-name="Default" table:number-columns-repeated="2"/>
          <table:table-cell table:formula="of:=[.D15]/[.D10]" office:value-type="float" office:value="0.22918311831432" calcext:value-type="float">
            <text:p>0,2291831183</text:p>
          </table:table-cell>
          <table:table-cell office:value-type="string" calcext:value-type="string">
            <text:p>V*s/r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 torque constant (<text:span text:style-name="T1">K</text:span><text:span text:style-name="T2">t</text:span>)</text:p>
          </table:table-cell>
          <table:table-cell table:style-name="Default" table:number-columns-repeated="2"/>
          <table:table-cell table:formula="of:=[.D13]/[.D12]" office:value-type="float" office:value="0.118634070799944" calcext:value-type="float">
            <text:p>0,1186340708</text:p>
          </table:table-cell>
          <table:table-cell office:value-type="string" calcext:value-type="string">
            <text:p>N*m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 damping (<text:span text:style-name="T1">β</text:span>)</text:p>
          </table:table-cell>
          <table:table-cell table:style-name="Default" table:number-columns-repeated="2"/>
          <table:table-cell table:formula="of:=[.D18]*([.D11]/[.D10])" office:value-type="float" office:value="0.000679723157106324" calcext:value-type="float">
            <text:p>0,0006797232</text:p>
          </table:table-cell>
          <table:table-cell office:value-type="string" calcext:value-type="string">
            <text:p>N*m*s/rad</text:p>
          </table:table-cell>
          <table:table-cell table:number-columns-repeated="4"/>
        </table:table-row>
        <table:table-row table:style-name="ro1" table:number-rows-repeated="6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formula="of:=0.0452730586/[.D18]*[.D16]" office:value-type="float" office:value="0.915886472640972" calcext:value-type="float">
            <text:p>0,9158864726</text:p>
          </table:table-cell>
          <table:table-cell table:style-name="Default" table:formula="of:=[.A26]/12*100" office:value-type="float" office:value="7.6323872720081" calcext:value-type="float">
            <text:p>7,632387272</text:p>
          </table:table-cell>
          <table:table-cell table:style-name="Default" table:number-columns-repeated="3"/>
          <table:table-cell table:number-columns-repeated="4"/>
        </table:table-row>
      </table:table>
      <table:table table:name="Arkusz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pprox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motive force constant (Ke)</text:p>
          </table:table-cell>
          <table:table-cell office:value-type="string" calcext:value-type="string">
            <text:p>0,0234375÷0,024</text:p>
          </table:table-cell>
          <table:table-cell office:value-type="string" calcext:value-type="string">
            <text:p>[V/rpm]</text:p>
          </table:table-cell>
          <table:table-cell table:formula="of:=0.024/9.554" office:value-type="float" office:value="0.00251203684320703" calcext:value-type="float">
            <text:p>0,0025120368</text:p>
          </table:table-cell>
          <table:table-cell office:value-type="string" calcext:value-type="string">
            <text:p>[Vs/rad]</text:p>
          </table:table-cell>
        </table:table-row>
        <table:table-row table:style-name="ro1">
          <table:table-cell office:value-type="string" calcext:value-type="string">
            <text:p>motor torque constant (Kt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[oz*in/A]</text:p>
          </table:table-cell>
          <table:table-cell table:formula="of:=[.C28]/5" office:value-type="float" office:value="0.118634070799944" calcext:value-type="float">
            <text:p>0,1186340708</text:p>
          </table:table-cell>
          <table:table-cell office:value-type="string" calcext:value-type="string">
            <text:p>[Nm/A]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Size: </text:p>
          </table:table-cell>
          <table:table-cell office:value-type="string" calcext:value-type="string">
            <text:p>37D x 68L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: </text:p>
          </table:table-cell>
          <table:table-cell office:value-type="string" calcext:value-type="string">
            <text:p>215 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diameter: </text:p>
          </table:table-cell>
          <table:table-cell office:value-type="string" calcext:value-type="string">
            <text:p>6 m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ar ratio: </text:p>
          </table:table-cell>
          <table:table-cell office:value-type="string" calcext:value-type="string">
            <text:p>19: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speed @ 6V: </text:p>
          </table:table-cell>
          <table:table-cell office:value-type="string" calcext:value-type="string">
            <text:p>256 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6V: </text:p>
          </table:table-cell>
          <table:table-cell office:value-type="string" calcext:value-type="string">
            <text:p>25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6V: </text:p>
          </table:table-cell>
          <table:table-cell office:value-type="string" calcext:value-type="string">
            <text:p>250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6V: </text:p>
          </table:table-cell>
          <table:table-cell office:value-type="string" calcext:value-type="string">
            <text:p>42 oz·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Free-run speed @ 12V: </text:p>
          </table:table-cell>
          <table:table-cell office:value-type="string" calcext:value-type="string">
            <text:p>500 rp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12V: </text:p>
          </table:table-cell>
          <table:table-cell office:value-type="string" calcext:value-type="string">
            <text:p>3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12V: </text:p>
          </table:table-cell>
          <table:table-cell office:value-type="string" calcext:value-type="string">
            <text:p>50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12V: </text:p>
          </table:table-cell>
          <table:table-cell office:value-type="string" calcext:value-type="string">
            <text:p>84 oz·in 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Lead length: </text:p>
          </table:table-cell>
          <table:table-cell office:value-type="string" calcext:value-type="string">
            <text:p>11 in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 style:data-style-name="N2" text:time-value="15:11:51.37403146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3:28.189112759</meta:creation-date>
    <dc:date>2017-05-08T16:17:41.695515710</dc:date>
    <meta:editing-duration>PT2M23S</meta:editing-duration>
    <meta:editing-cycles>3</meta:editing-cycles>
    <meta:generator>LibreOffice/5.1.6.2$Linux_X86_64 LibreOffice_project/10m0$Build-2</meta:generator>
    <meta:document-statistic meta:table-count="2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7cm" xlink:href=".." xlink:type="simple" chart:class="chart:scatter" chart:style-name="ch1">
        <chart:legend chart:legend-position="end" svg:x="10.869cm" svg:y="3.95cm" style:legend-expansion="high" chart:style-name="ch2"/>
        <chart:plot-area chart:style-name="ch3" table:cell-range-address="Parametry.H6:Parametry.I8" chart:data-source-has-labels="row" svg:x="0.319cm" svg:y="0.179cm" svg:width="10.231cm" svg:height="8.639cm">
          <chartooo:coordinate-region svg:x="1.231cm" svg:y="0.379cm" svg:width="9.132cm" svg:height="7.7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rametry.I7:Parametry.I8" chart:label-cell-address="Parametry.I6:Parametry.I6" chart:class="chart:scatter">
            <chart:domain table:cell-range-address="Parametry.H7:Parametry.H8"/>
            <chart:regression-curve chart:style-name="ch7">
              <chart:equation chart:display-equation="true" chart:display-r-square="false" svg:x="1.727cm" svg:y="0.78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Free run torque</text:p>
                <draw:g>
                  <svg:desc>Parametry.I6:Parametry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808257279987">
                <text:p>26.808257279987</text:p>
                <draw:g>
                  <svg:desc>Parametry.H7:Parametry.H8</svg:desc>
                </draw:g>
              </table:table-cell>
              <table:table-cell office:value-type="float" office:value="0.05729577957858">
                <text:p>0.05729577957858</text:p>
                <draw:g>
                  <svg:desc>Parametry.I7:Parametry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3598774999747">
                <text:p>52.3598774999747</text:p>
              </table:table-cell>
              <table:table-cell office:value-type="float" office:value="0.068754935494296">
                <text:p>0.068754935494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